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e2d7" officeooo:paragraph-rsid="0011e2d7"/>
    </style:style>
    <style:style style:name="T1" style:family="text">
      <style:text-properties officeooo:rsid="001252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</text:span>pp version: time:0.003886~0.007891</text:p>
      <text:p text:style-name="P1"/>
      <text:p text:style-name="P1">cpp parallel_for version:</text:p>
      <text:p text:style-name="P1">grainsize = 460800 time:0.005549~0.006644</text:p>
      <text:p text:style-name="P1">grainsize = 1843200 time:0.004872~0.005529</text:p>
      <text:p text:style-name="P1"/>
      <text:p text:style-name="P1">cpp parallel_for_ version:</text:p>
      <text:p text:style-name="P1">nstripes = 4 time:0.005000-0.006728</text:p>
      <text:p text:style-name="P1">nstripes = 1 time:0.004201~0.00439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15:31:48.550951247</meta:creation-date>
    <dc:date>2018-08-17T15:40:21.488956739</dc:date>
    <meta:editing-duration>PT8M3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25" meta:character-count="239" meta:non-whitespace-character-count="221"/>
  </office:meta>
</office:document-meta>
</file>